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5.9429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5.4819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5.7398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5.428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5.2673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5.1709in"/>
    </style:style>
    <style:style style:name="co21" style:family="table-column">
      <style:table-column-properties fo:break-before="auto" style:column-width="1.5898in"/>
    </style:style>
    <style:style style:name="co22" style:family="table-column">
      <style:table-column-properties fo:break-before="auto" style:column-width="5.0528in"/>
    </style:style>
    <style:style style:name="co23" style:family="table-column">
      <style:table-column-properties fo:break-before="auto" style:column-width="1.3327in"/>
    </style:style>
    <style:style style:name="co24" style:family="table-column">
      <style:table-column-properties fo:break-before="auto" style:column-width="4.1953in"/>
    </style:style>
    <style:style style:name="co25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1.5472in"/>
    </style:style>
    <style:style style:name="co27" style:family="table-column">
      <style:table-column-properties fo:break-before="auto" style:column-width="5.9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30" style:family="table-column">
      <style:table-column-properties fo:break-before="auto" style:column-width="4.14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l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r. Bigglesworth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is Kel'Thuzad's kitty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Target Dummy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s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busive Serge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gry Chicken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rage: +5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gent Squir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loodsair Corsai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move 1 Durability from your opponent's weap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lockwork Gnome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Add a Spare Part card 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gmast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Elven Arche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oldshire Foot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rimscale Oracle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 other Murlocs have +1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ungry Crab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urloc and gain +2/+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eper Gno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eal 2 damage to the enemy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ar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character is healed, gain +2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Raider</text:p>
          </table:table-cell>
          <table:table-cell office:value-type="string" calcext:value-type="string">
            <text:p>Murl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urloc Tidecall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Murloc is summoned, gain +1 attack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ecretkeep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Secret is played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eldbear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uthsea Deckhand</text:p>
          </table:table-cell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s Charge while you have a weapon equipp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netusk Boa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dertak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minion with Deathrattle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odoo Do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Restore 2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orgen Infiltr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ng Dragonhawk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indfu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Young Priest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end of your turn, give another random friendly minion +1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Zombie Ch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Restore 5 Health to the enemy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cidic Swamp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your opponent's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mani Berser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3 Attack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Watc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't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noy-o-Tron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 Divine Sh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oodfen Rapto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oodmage Thaln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ll Damage +1, Deathrattle: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sail Raide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ain Attack equal to the attack of your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uegill Warrio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ptain's Parrot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a random Pirate from your deck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razed Alchem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Swap the Attack and Health of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ire Wolf Alph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djacent minions have +1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oomsay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 the start of your turn, destroy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Echoing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ummon an exact copy of this minion at the end of the turn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Sheep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thrattle: Deal 2 damage to all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aerie Dragon</text:p>
          </table:table-cell>
          <table:table-cell office:value-type="string" calcext:value-type="string">
            <text:p>Dra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Grun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ilblin Stal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unted Creepe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two 1/1 Spectral Spid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ronbeak Owl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Knife Juggl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summon a minion, deal 1 damage to a random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obold Geomanc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ot Hoard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raw a car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ewalker Ch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player casts a spell, put a copy into the other player's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Bo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randomly split between all other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d Scient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athrattle: Put a Secret from your deck into the battlefiel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Ad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2 Attack this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na Wraith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LL minions cost (1) 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ter Sword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give another random friendly minion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warp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Mechs cost (1) les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icro Machine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start of each turn, gain +1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llhouse Manastor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emy spells cost (0) next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rloc Tidehunt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ummon a 1/1 Murloc Scou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at Pag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you have a 50% chance to draw an extr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erub'ar Weblo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minions with Battlecry cost (2) 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Nerubian Eg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Summon a 4/4 Nerubia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vice Engine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tlecry: Draw a car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Pint-Sized Summon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he first minion you play each turn costs (1) les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uddlestomper</text:p>
          </table:table-cell>
          <table:table-cell office:value-type="string" calcext:value-type="string">
            <text:p>Murlo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Recombobula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Transform a friendly minion into a random minion with the same Cos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iver Crocolisk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ip's Can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Pirate, deal 2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plinter Trog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r opponent casts a spell, gain +1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fury Protecto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Taun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stable Ghou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Deathrattle: Deal 1 damage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ild Pyroman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cast a spell, deal 1 damage to ALL minio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Youthful Brewma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colyte of P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this minion takes damage, draw a card.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larm-o-Bot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start of your turn, swap this minion with a random one in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cane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Battlecry: Give your opponent a Mana Crystal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ig Game Hu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inion with an Attack of 7 or more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lood Knigh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All minions lose Divine Shield. Gain +3/+3 for each Shield lost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Oracle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Each player draws 2 caard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ldlight Seer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LL other Murlocs +2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laran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ncing Swor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athrattle: Your opponent draws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athl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. Deathrattle: Your opponent puts a minion from their deck into the battlefiel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emolisher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deal 2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arthen Ring Farse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Restore 3 Health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mperor Cobr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esheating Ghou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friendly minion dies, gain +1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ying Machine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nomeregan Infant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. Taunt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nomish Experiement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raw a card. If it's a minion, transform it into a Chicke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Goblin Sap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s +4 Attack while your opponent has 6 or more cards in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Harvest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2/1 Damaged Golem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Hobgobl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play a 1-Attack minion, give it +2/+2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Illumin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you control a Secret at the end of your turn, restore 4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 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1 damage to this minion and summon a 1/1 Imp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Injured Blade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: Deal 4 damage to HIMSELF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orge Rifle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fur Grizzly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Jungle Panth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Mukl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ive your opponent 2 Banana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l' Exorc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Battlecry: Gain +1/+1 for each enemy Deathrattle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agma Rac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ind Control Tech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r opponent has 4 or more minions, take control of one at random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urloc Warleader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LL other Murlocs have +2/+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Bru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Questing Adventur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ever you play a card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aging Worge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rage: Windfury and +1 Atta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id Lead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our other minions have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azorfen Hunter</text:p>
          </table:table-cell>
          <table:table-cell office:value-type="string" calcext:value-type="string">
            <text:p>(Beast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ummon a 1/1 Boa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rlet Crusa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hade of Naxxram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alth. At the start of your turn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ttered Sun-Cleric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friendly minio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ilverback Patriarch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outhsea Captain</text:p>
          </table:table-cell>
          <table:table-cell office:value-type="string" calcext:value-type="string">
            <text:p>Pirat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our other Pirates have +1/+1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der Tank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neskin Gargoy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restore this minion to full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auren Warr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Enrage: +3 Attack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Thrallmar Farse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inkertown Technicia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 have a Mech, gain +1/+1 and add a Spare Part to your han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inkmaster Overspark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Transform another random minion into a 5/5 Devilsaur or a 1/1 Squirrel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cient Brewmas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ncient 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djacent minions Spell Damage +1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cane Nullifier X-91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Can't be targeted by spells or Hero Power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Baron Rivend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minions trigger their Deathrattles twi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urly Rockjaw Trog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r opponent casts a spell, gain +2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hillwind Yeti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ult 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one of your other minions dies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Iron Dwar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efender of Argu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+1/+1 and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gonling Mechanic</text:p>
          </table:table-cell>
          <table:table-cell office:value-type="string" calcext:value-type="string">
            <text:p>(Mech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Summon a 2/1 Mechanical Dragonling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ead Corsair</text:p>
          </table:table-cell>
          <table:table-cell office:value-type="string" calcext:value-type="string">
            <text:p>Pir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aunt. Costs (1) less per Attack of your weap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Enhance-o Mechano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other minions Windfury, Taunt, or Divine Shield (at random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nomish Inven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raw a car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Jeeves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each player's turn, that player draws until they have 3 card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ezan Mystic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ake control of a random enemy Secr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ost Tallstrider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echanical Yeti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Give each player a Spare Par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i-Mag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Spell Damage +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ogu'shan Ward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asis Snapjaw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Ogre Magi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ld Murk Eye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, Has +1 Attack for each other Murloc on the battlef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iloted Shredd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random 2-Cost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en'jin Shieldma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moon Guardi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vine Shiel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llbreak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Kn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Twilight Drake</text:p>
          </table:table-cell>
          <table:table-cell office:value-type="string" calcext:value-type="string">
            <text:p>Drag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ain +1 Health for each card in your han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iolet Teac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cast a spell, summon a 1/1 Violet Apprenti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Wailing Sou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ilence your other minion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bominati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. Deathrattle: Deal 2 damage to ALL character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tique Heal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Restore 8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zure Drake</text:p>
          </table:table-cell>
          <table:table-cell office:value-type="string" calcext:value-type="string">
            <text:p>Drag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ll Damage +1. Battlecry: Draw a card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lingtron 3000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Equip a random weapon for each player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omb Lobb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Deal 4 damage to a random enemy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oty Bay Bodyguar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ptain Greenskin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Give your weapon +1/+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arkscale Heal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Restore 2 Health to all friendly character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Elite Tauren Chieftain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both players the power to ROCK! (with a Power Chord card)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aceless Manipulato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Choose a minion and become an exact copy of i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l Reaver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enever your opponent plays a card, discard the top 3 cards of your de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en Creep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Feuge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If Stalagg also died this game, summon Thaddiu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wolf Warlo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Gain +1/+1 for each other friendly minion on the battlef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urubashi Berserk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this minion takes damage, gain +3 Attack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arrison Jon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stroy your opponent's weapon and draw cards equal to its Durability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emet Nesingw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stroy a Beas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Junk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 friendly Mech dies, gain +2/+2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eeroy Jenkin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, Battlecry: Summon two 1/1 Whelps for your opponent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Loatheb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Enemy spells cost (5) more next tur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dder Bomb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al 6 damage randomly split between all other character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imiron's Head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if you have at least 3 Mechs, destroy them all and form V-07-TR-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ightbla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Deal 3 damage to the enemy hero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alty Dog</text:p>
          </table:table-cell>
          <table:table-cell office:value-type="string" calcext:value-type="string">
            <text:p>Pira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ver Hand Knigh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Summon a 2/2 Squir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ludge Bel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eathrattle: Summon a 1/2 Slime with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pectral Kn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piteful Smi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rage: Your weapon has +2 Attack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Stalag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If Feugen also died this game, summon Thaddiu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tampeding Kod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 random enemy minion with 2 or less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pike Command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2 damag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ranglethorn Tig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nture Co. Mercen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r minions cost (3) mor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hmag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l Damage +1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rgent Command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Divine Sh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oulderfist Ogre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airne Bloodhoo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a 4/5 Baine Bloodhoof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rost Element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Freeze a character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adgetzan Auctione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 cast a spell, draw a card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Gazlow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you cast a 1-mana spell, add a random Mech to your han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elbin Mekkatorqu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Summon an AWESOME inventio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Hog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 the end of your turn, summon a 2/2 Gnoll with Taunt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Illidan Stormrage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play a card, summon a 2/1 Flame of Azzino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Lord of the Arena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ogor the Og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minions have a 50% chance to attack the wrong enemy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loted Sky Golem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Summon a random 4-Cost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riestess of Elu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store 4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eckless Rockete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unwalk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ivine Shield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ylvanas Windrunn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Take control of a random enemy minio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east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3/3 Finkle Einhorn for your opponent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he Black Knigh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n enemy minion with taunt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oshle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 and Deathrattle: Add a Spare Part card 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indfury Harp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aron Gedd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LL other character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e Hound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r. Boo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Summon two 1/1 Boom Bots. WARNING: Bots may explode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Ravenholdt Assassi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ormwind Champ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our other minions have +1/+1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Troggzor the Earthinato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henever your opponent casts a spell, summon a Burly Rockjaw Trogg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r Gole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Foe Reaper 4000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o damages the minions next to whomever he attack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orce-Tank MAX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ivine Shiel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Gruu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t the end of each turn, gain +1/+1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Kel'Thuz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 the end of each turn, summon all friendly minions that died this tur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Ragnaros the Firelord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Can't Attack. At the end of your turn, deal 8 damage to a random enemy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Sneed's Old Shredder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random legendary minion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Alexstrasz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et a hero's remaining Health to 15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ygos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l Damage +5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ekgineer Thermaplugg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n enemy minion dies, summon a Leper Gnome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ozdormu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ayers only have 15 seconds to take their turn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ummon 1/1 Whelps until your side of the battlefield is full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Yser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 the end of your turn, draw a Dream card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Deathwing</text:p>
          </table:table-cell>
          <table:table-cell office:value-type="string" calcext:value-type="string">
            <text:p>Drag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attlecry: Destroy all other minions and discard your han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ea Gia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minion on the battlefiel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lockwork Giant</text:p>
          </table:table-cell>
          <table:table-cell office:value-type="string" calcext:value-type="string">
            <text:p>Me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card in your opponent's han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untain Gi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card in your han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olten Gi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damage your hero has taken.</text:p>
          </table:table-cell>
        </table:table-row>
        <table:table-row table:style-name="ro2" table:number-rows-repeated="104834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ruid" table:style-name="ta1">
        <table:table-column table:style-name="co9" table:default-cell-style-name="ce2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nnervat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 2 Mana Crystals this turn on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onfir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hero +2 Attack this turn and 2 Armo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aturaliz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minion. Your opponent draws 2 card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gery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damage equal to your hero's Attack to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odized Robo Cub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. Choose One – +1 Attack; or +1 Heal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ark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Taunt and +2/+2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Give your minions +1/+1; or Summon a 3/2 Pant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ild Grow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ain an empty Mana Crysta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Deal 3 damage to a minion; or 1 damage and draw a car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rove Te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Give each player a Mana Crystal; or Each player draws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aling Touc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tore 8 health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ark of Natur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oose One – Give a minion +4 Attack; or +4 Health and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vage Roar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your characters +2 Attack this tur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hero +4 Attack this turn and 4 Armor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eeper of the Grov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Deal 2 damage; or Silence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ison Seed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ll minions and summon 2/2 Treants to replace them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ul of the Fores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minions “Deathrattle: Summon a 2/2 Treant.”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wip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 to an enemy and 1 damage to all other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uid of the Claw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oose One – Charge; or +2 Health and Tau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ruid of the Fa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If you have a Beast, transform this minion into a 7/7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Nourish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Gain 2 Mana Crystals; or Draw 3 card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Deal 5 damage to a minion; or 2 damage to all enemy minion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ark Wispers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hoose One – Summon 5 Wisps; or Give a minion +5/+5 and Taun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ummon three 2/2 Treants with Charge that die at the end of the tur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ech-Bear-Cat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this minion takes damage, add a Spare Part card to your han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huffle an enemy minion into your opponent's de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5 damage. Draw a car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Ancient of Lo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Draw 2 cards; or Restore 5 Health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cient of Wa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+5 Attack; or +5 Health and Taun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orne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huffle this minion into your de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Ironbark Protector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Taunt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Cenariu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ose One – Give your other minions +2/+2; or Summon two 2/2 Treants with Taun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ree of Life</text:p>
          </table:table-cell>
          <table:table-cell office:value-type="string" calcext:value-type="string">
            <text:p>SPELL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estore all characters to full Health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Hunter" table:style-name="ta1">
        <table:table-column table:style-name="co9" table:default-cell-style-name="ce2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unter's Mark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ge a minion's Health to 1.</text:p>
          </table:table-cell>
          <table:table-cell table:style-name="ce7"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Sho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estial Wrat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imber Wolf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our other Beasts have +1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ebspinn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Add a random Beast to your han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all Pe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reezing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laivezooka</text:p>
          </table:table-cell>
          <table:table-cell office:value-type="string" calcext:value-type="string">
            <text:p>WEAP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direct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venging Hyen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nak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teamwheedle Snip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nimal Companio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a random Beast Companion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dly Sho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random enemy min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aglehorn Bow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ill Command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etaltooth Leap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leash the Hound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 each enemy minion, summon a 1/1 Hound with Charge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und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friendly Beasat +2/+2 and Taunt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lti-Sho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two random enemy minion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bra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 and 2 damage to adjacent on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ng of Beasts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ving Buzzard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Beast, draw a card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undra Rhin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Beasts have Charge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nnah Highmane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two 2/2 Hyenas.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4-Legendary</text:p>
          </table:table-cell>
          <table:table-cell table:style-name="ce4" office:value-type="string" calcext:value-type="string">
            <text:p>Gahz'rilla</text:p>
          </table:table-cell>
          <table:table-cell table:style-name="ce4" office:value-type="string" calcext:value-type="string">
            <text:p>Beas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Whenever this minion takes damage, double its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ladiator's Longbow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hero is Immune while Attacking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Krush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Huff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Leokk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9" table:default-cell-style-name="ce2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6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Missles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randomly split among enemy character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Ice Lanc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character. If it was already Frozen, deal 4 damage instead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Mana Wy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1 Atta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rror Imag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mon two 0/2 minions with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Explos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 to all enemy minion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cann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4 damage to a random enemy minion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nowchugg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reeze andy character damaged by this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orcerer's Apprenti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spells cost (1) les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Unstable Port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a random minion to your hand. It costs (3) les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Intellec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2 card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ounterspell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casts a spell, Counter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friendly minion dies, put 2 copies of it in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 Nova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eeze all enemy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 to a character and Freeze it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ce Barri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is attacked, gain 8 Armor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Ice Block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takes fatal damage, prevent it and become Immune this tur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rin Tor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he next Secret you play this turn costs (0)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Mirror Entity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plays a minion, summon a copy of it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oot Spew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Spell Damage +1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pellbend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n enemy casts a spell on a minion, summon a 1/3 as the new target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aporiz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minion attacks your hero, destroy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ne of Cold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reeze a minion and the minions next to it, and then deal 1 damage to them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Echo of Mediv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each friendly minion into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theral Arcani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f you control a Secret at the end of your turn, gain +2/+2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6 damage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Goblin Blast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If you have a Mech, deal 4 damage randomly split among all enemie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Polymorp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nsform a minion into a 1/1 Sheep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ter Elemen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ze any character damaged by this min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Wee Spellstopp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can't be targeted by spells or Hero Power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2 damage to all enemy minions and Freeze them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Archmage Antonida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you cast a spell, add a Fireball spell to your han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Flame Leviathan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When you draw this, deal 2 damage to all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lamestrike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al 4 damage to all enemy minion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yroblast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al 10 damage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aladin" table:style-name="ta1">
        <table:table-column table:style-name="co9" table:default-cell-style-name="ce2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8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essing of Migh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3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essing of Wisdo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 minion. Whenever it attacks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ye for an Ey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and of Protec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Divine Sh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Light's Justic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Noble Sacrific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an enemy attacks, summon a 2/1 defender as the new targe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one of your minions dies, return it to life with 1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your opponent plays a minion, reduce its Health to 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gent Protecto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friendly minion Divine Shiel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the Health of ALL minions to 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Ligh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tore 6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eal of Ligh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tore 4 Health to your hero and gain +2 Attack this turn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hielded Mini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ivine Sh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ldor Peacekeep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Change an enemy minion's Attack to 1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oghammer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random friendly minion Divine Shield and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ivine Favor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cards until you have as many in hand as your opponent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uster for Battl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three 1/1 Silver Hand Recruits. Equip a 1/4 Weapo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carlet Purifi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al 2 damage to all minions with Deathrattle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Sword of Justice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summon a minion, give it +1/+1 and this loses 1 Durability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essing of King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a minion +4/+4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nsecrat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 damage to all enem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ammer of Wrat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ruesilver Champion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r hero attacks, restore 2 Health to it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lessed Champion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ouble a minion's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Bolvar Fordrag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 friendly minion dies while this is in your hand, gain +1 Attack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obalt Guardian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ech, gain Divine Shiel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Holy Wrath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Quartermas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your Silver Hand Recruits +2/+2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Avenging Wrath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8 damage randomly split among enemy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Guardian of King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Restore 6 Health to your hero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Lay on Hands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tore 8 Health. Draw 3 card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irion Fordr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ivine Shield, Taunt, Deathrattle: Equip a 5/3 Ashbringer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iest" table:style-name="ta1">
        <table:table-column table:style-name="co9" table:default-cell-style-name="ce2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0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ircle of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4 Health to ALL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lence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Smi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nner 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be equal to it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 of the Naaru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3 Health. If the target is still damaged, summon a Lightwarde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Vis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t a copy of a random card in your opponent's hand in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Northshire Cler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minion is healed,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Power Word: Shiel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Health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bo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Deal 3 damage to each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ivine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 a minion's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ightwel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restore 3 Health to a damaged friendly characte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Blas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5 damage to the enemy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Pai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 with an Attack of 3 or les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box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character is healed, deal 1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rinkmei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minion -2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 Cultis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Give a random friendly minion +3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Word: Deat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minion with an Attack of 5 or more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adowf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our Hero Power becomes 'Deal 2 damage'. If already in Shadowform: 3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houghtsteal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py 2 cards from your opponent's deck and put them in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elen's Chose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minion +2/+4 and Spell Damage +1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Auchenai Soulprie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cards and powers that restore Health now deal damage inst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ightspa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minion's Attack is always equal to its Health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ss Dispe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ilence all enemy minions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Mindgame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a random minion from your opponent's deck into the battlefiel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hadow Madnes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Gain control of an enemy minion with 3 or less Attack until end of tur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Holy Fir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. Restore 5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ly Nova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ll enemies. Restore 2 Health to all friendly characters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Upgraded Repair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a friendy Mech +4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Vol'ji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wap Health with another mini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abal Shadow Prie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Take control of an enemy minion that has 2 or less Attack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Lightbomb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damage to each minion equal to its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Temple Enforcer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Give a minion +3 Healt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Prophet Vele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Double the damage and healing of your spells and Hero Powe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ind Control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ake control of an enemy minion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ogue" table:style-name="ta1">
        <table:table-column table:style-name="co9" table:default-cell-style-name="ce2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2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ackstab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2 damage to an undamaged minion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e next spell you cast this turn costs (3) les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hadowstep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a friendly minion to your hand. It costs (2) less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drenaline Rus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 a card. Combo: Draw 2 cards instead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Cold Bloo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Attack. Combo: +4 Attack instea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minions Stealth until your next tur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eadly Pois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weapon +2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inister Strik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to the enemy hero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orce an enemy minion to deal the damage to the minions next to it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Blade Flurr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your weapon and deal its damage to all enemi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fias Ringlead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mbo: Summon a 2/1 Defias Bandi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viscerat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. Combo: Deal 4 damage instead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Goblin Auto-Barber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weapon +1 Attack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One-eyed Cheat</text:p>
          </table:table-cell>
          <table:table-cell office:value-type="string" calcext:value-type="string">
            <text:p>Pira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summon a Pirate, gain Stealth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atient Assass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alth. Destroy any minion damaged by this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turn an enemy minion to your opponent's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iv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. Draw a car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ogmaster's Wrench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Edwin VanClee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bo: Gain +2/+2 for each card played earlier this tur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an of Knive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ll enemy minions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Headcra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ron Sensei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 the end of your turn, give another friendly Mech +2/+2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Perdition's Blade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 Combo: Deal 2 instead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I:7 Agen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mbo: Deal 2 damag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nub'ar Ambush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aster of Disguis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Tinker's Sharpsword Oi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ssassin's Blade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n enemy minio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Ogre Ninj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ealth. 50% chance to attack the wrong enemy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Kidnapp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Trade Prince Gallywix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turn all minions to their owner's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raw 4 card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aman" table:style-name="ta1">
        <table:table-column table:style-name="co9" table:default-cell-style-name="ce2"/>
        <table:table-column table:style-name="co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4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ncestral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a minion to full Health and give it Taun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otemic Migh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ive your Totems +2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ust Dev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fury. Overload: (2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Earth Shock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ence a minion then deal 1 damage to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orked Lightn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Deal 2 damage to 2 random enemy minions. Overload: (2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. Overload: (1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rost Shock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n enemy character and Freeze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Rockbiter Weap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character +3 Attack this tur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ncestral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“Deathrattle: Resummon this minion.”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itality Totem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4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rackl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-6 damage. Overload: (1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eincarnat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, then return it to life with full Heal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tormforged Ax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oad: (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hirling Zap-o-matic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lametongue Totem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have +2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indfur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Windfury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ar Sigh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a card. That card costs (3) les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Feral Spiri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two 2/3 Spirit Wolves with Taunt. Overload: (2)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Lava Burs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5 damage. Overload: (2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-3 damage to all enemy minions. Overload: (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ana Tide Totem</text:p>
          </table:table-cell>
          <table:table-cell office:value-type="string" calcext:value-type="string">
            <text:p>Tote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Powermac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Give a random friendly Mech +2/+2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Unbound Element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you play a card with Overload, gain +1/+1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nsform a minion into a 0/1 Frog with Taun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cestor's C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random minion from each player's hand into the battlefield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iltfin Spiritwalker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nother friendly Murloc dies, draw a card. Overload: (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Dunemaul Sham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, Overload: (1). 50% chance to attack the wrong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indspeak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Give a friendly minion Windfury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oomhammer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dfury, Overload: (2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-Epic</text:p>
          </table:table-cell>
          <table:table-cell office:value-type="string" calcext:value-type="string">
            <text:p>Earth Elemen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, Overload: (3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Bloodlus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ive your minions +3 Attack this tur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re Elemental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al 3 damage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Neptulo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Add 4 random Murlocs to your hand. Overload: (3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-Legendary</text:p>
          </table:table-cell>
          <table:table-cell office:value-type="string" calcext:value-type="string">
            <text:p>Al'Akir the Windlor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, Charge, Divine Shield, Taun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Healing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end of your turn, restore 1 Health to all friendly minions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aring Totem</text:p>
          </table:table-cell>
          <table:table-cell office:value-type="string" calcext:value-type="string">
            <text:p>Totem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oneclaw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rath of Air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lock" table:style-name="ta1">
        <table:table-column table:style-name="co9" table:default-cell-style-name="ce2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crificial Pac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troy a Demon. Restore 5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At the end of your turn, give another random friendly minion +1 Healt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n enemy minion. At the start of your turn, destroy i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bomb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monfi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's a friendly Demon, give it +2/+2 instea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tress of Pai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this minion takes damage, restore that much Health to your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uccubus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iscard a random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. Restore 2 Health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Battlecry: Destroy one of your Mana crystal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ense Demon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t 2 random Demons from your deck in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4 damage to a minion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oid Terror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Destroy the minions on either side of this minion and gain their Attack and Health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 Cannon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 non-Mech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-los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-4 damage to a minion. Summon a 1/1 imp for each damage dealt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Deal 5 damage to your hero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 friendly minion and deal its Attack damage to all enemy minion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ummoning Por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 minions cost (2) less, but not less than (1)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Put a random Demon from your hand into the battlefiel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ane of Doom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 character. If that kills it, summon a random Demon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emonhear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. If it's a friendly Demon, give it +5/+5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oom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. Battlecry: Discard two random card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loating Watcher</text:p>
          </table:table-cell>
          <table:table-cell office:value-type="string" calcext:value-type="string">
            <text:p>Dem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r hero takes damage on your turn, gain +2/+2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ima Golem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t the end of each turn, destroy this minion if it's your only on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ead Infernal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Deal 1 damage to ALL other character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phon Soul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stroy a minion. Restore 3 Health to your hero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wisting Nether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stroy all minion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d Jaraxxus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lecry: Destroy your hero and replace it with Lord Jaraxxus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'Ganis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other Demons have +2/+2. Your hero is Immune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rior" table:style-name="ta1">
        <table:table-column table:style-name="co9" table:default-cell-style-name="ce2"/>
        <table:table-column table:style-name="co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7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Inner Rag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 to a minion and give it +2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damaged enemy minion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hield Sla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 for each Armor you hav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Upgrade!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f you have a weapon, give it +1/+1. Otherwise equip a 1/3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arbo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1 Atta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LL enemie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Armor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friendly minion takes damage, gain 1 Armor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Battle R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 for each damaged friendly character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two random enemy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Commanding Shou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our minions can't be reduced below 1 Health this turn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ruel Taskmast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Deal 1 damage to a minion and give it +2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Fiery War Axe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roic Strik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your hero +4 Attack this tur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damaged minion +3/+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 survives, draw a car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ouncing Blad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 random minion. Repeat until a minion die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friendly minion +2 Attack and Charge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Frothing Berserk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minion takes damage, gain +1 Atta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Ogre Warmaul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ield Blo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5 Armor.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Warsong Comma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inion with 3 or less Attack, give it Char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Arathi Weaponsmit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Equip a 2/2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th's Bit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Deal 1 damage to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or'kron Elit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Mortal Strik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. If you have 12 or less Health, deal 6 instead.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crewjank Clunker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 friendly Mech +2/+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ite Reaper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raw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ege Engine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henever you gain Armor, give this minion +1 Attack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Iron Juggernau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huffle a Mine into your opponent's deck. When Drawn, it explodes for 10 damag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Shieldmaid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ain 5 Armor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stroy a minion. If you have a damaged minion, this costs (4) less.</text:p>
          </table:table-cell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orehowl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Grommash Hellscrea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ge, Enrage: +6 attack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1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1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1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1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1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1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1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1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1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1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ll.A1:All.H230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1" table:target-range-address="Druid.A1:Druid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2" table:target-range-address="Hunter.A1:Hunter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3" table:target-range-address="Mage.A1:Mag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4" table:target-range-address="Paladin.A1:Paladin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5" table:target-range-address="Priest.A1:Priest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6" table:target-range-address="Rogue.A1:Rogu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7" table:target-range-address="Shaman.A1:Shaman.H35">
          <table:sort>
            <table:sort-by table:field-number="4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8" table:target-range-address="Warlock.A1:Warlock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9" table:target-range-address="Warrior.A1:Warrior.H35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10T12:03:59.150993305</dc:date>
    <meta:editing-duration>P5DT11M55S</meta:editing-duration>
    <meta:editing-cycles>12</meta:editing-cycles>
    <meta:generator>LibreOffice/4.1.3.2$Linux_x86 LibreOffice_project/410m0$Build-2</meta:generator>
    <dc:creator>josh </dc:creator>
    <meta:document-statistic meta:table-count="11" meta:cell-count="3703" meta:object-count="0"/>
  </office:meta>
</office:document-meta>
</file>